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BeanByTypeWithJpaComplian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finitionInSpringContextTestBeanInstanceProducer.currentUnnamedInstanti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FallbackExceptionInCaseOfNoSpringBeanFound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finitionInSpringContextTestBeanInstanceProducer.produceBeanInstance( String name , Class &lt; B &gt; bea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effectiveBeanInstanceProducer.produceBeanInstance( String s , Class &lt; B &gt;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finitionInSpringContextTestBeanInstanceProducer.currentNamedInstanti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NativeEntityManagerFactorySpringBeanContainerIntegratio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BeanByNameWithNativ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paLifecycleOptions.useJpaCompliant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ffectiveBeanInstanceProducer.produceBeanInstance( Class &lt; B &gt;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NativeEntityManagerFactorySpringBeanContainerIntegrationTests.getBean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LifecycleOptions.useJpaCompliant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OriginalExceptionInCaseOfFallbackProducer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LifecycleOptions.canUseCache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FallbackBeanByNameWithNativ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ibernateNativeEntityManagerFactorySpringBeanContainerIntegrationTests.getManagedBea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FallbackBeanByTypeWithJpaComplian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FallbackBeanByTypeWithNativ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BeanByNameWithJpaComplian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OriginalExceptionInCaseOfFallbackProducerFailure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BeanByTypeWithNativ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finitionInSpringContextTestBeanInstanceProducer.produceBeanInstance( Class &lt; B &gt; bea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LifecycleOptions.canUseCache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CanRetrieveFallbackBeanByNameWithJpaComplian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ibernateNativeEntityManagerFactorySpringBeanContainerIntegrationTests.testFallbackExceptionInCaseOfNoSpringBean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